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95.6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SDEM-MUSIC-BOX_Rev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string" calcext:value-type="string">
            <text:p>R10,R6,R1,R7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K 5% 1/8W</text:p>
          </table:table-cell>
          <table:table-cell office:value-type="string" calcext:value-type="string">
            <text:p><text:a xlink:href="https://www.digikey.com/product-detail/en/stackpole-electronics-inc/CF18JT1K50/CF18JT1K50CT-ND/2022746" xlink:type="simple">CF18JT1K50CT-ND</text:a>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-3mm-PTH-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<text:a xlink:href="https://www.digikey.com/product-detail/en/w-rth-elektronik/151031SS06000/732-5006-ND/4489982" xlink:type="simple">732-5006-ND</text:a>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-3mm-PTH-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<text:a xlink:href="https://www.digikey.com/product-detail/en/w-rth-elektronik/151034GS03000/732-11402-ND/7315755" xlink:type="simple">732-11402-ND</text:a></text:p>
          </table:table-cell>
        </table:table-row>
        <table:table-row table:style-name="ro1">
          <table:table-cell office:value-type="string" calcext:value-type="string">
            <text:p>SPK1</text:p>
          </table:table-cell>
          <table:table-cell office:value-type="string" calcext:value-type="string">
            <text:p>SPEAKER_2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R</text:p>
          </table:table-cell>
          <table:table-cell office:value-type="string" calcext:value-type="string">
            <text:p><text:a xlink:href="https://www.digikey.com/product-detail/en/soberton-inc/SP-2805/433-1147-ND/6562946" xlink:type="simple">433-1147-ND</text:a>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 16V 20% 6.3x11 p2.5mm</text:p>
          </table:table-cell>
          <table:table-cell office:value-type="string" calcext:value-type="string">
            <text:p><text:a xlink:href="https://www.digikey.com/product-detail/en/rubycon/16YXJ220MT16.3X11/1189-1546-1-ND/3134502" xlink:type="simple">1189-1546-1-ND</text:a>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_Radial_D5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50VDC</text:p>
          </table:table-cell>
          <table:table-cell office:value-type="string" calcext:value-type="string">
            <text:p><text:a xlink:href="https://www.digikey.com/product-detail/en/united-chemi-con/EKY-500ETD100ME11D/565-4993-1-ND/8123955" xlink:type="simple">565-4993-1-ND</text:a>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TH_Tactile_Omron_B3F-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101GP(6x3x4.3MM)</text:p>
          </table:table-cell>
          <table:table-cell office:value-type="string" calcext:value-type="string">
            <text:p><text:a xlink:href="https://www.digikey.com/product-detail/en/c-k/PTS645SL50SMTR92-LFS/CKN9088TR-ND/1279107" xlink:type="simple">CKN9088TR-ND</text:a></text:p>
          </table:table-cell>
        </table:table-row>
        <table:table-row table:style-name="ro1">
          <table:table-cell office:value-type="string" calcext:value-type="string">
            <text:p>R5,R9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digikey.com/product-detail/en/stackpole-electronics-inc/CF18JT10K0/CF18JT10K0CT-ND/2022766" xlink:type="simple">CF18JT10K0</text:a></text:p>
          </table:table-cell>
        </table:table-row>
        <table:table-row table:style-name="ro1">
          <table:table-cell office:value-type="string" calcext:value-type="string">
            <text:p>R2,R8,R3</text:p>
          </table:table-cell>
          <table:table-cell office:value-type="string" calcext:value-type="string">
            <text:p>R_Axial_DIN0204_L3.6mm_D1.6mm_P7.62mm_Horizo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<text:a xlink:href="https://www.digikey.com/product-detail/en/stackpole-electronics-inc/CF18JT22R0/CF18JT22R0CT-ND/2022702" xlink:type="simple">CF18JT22R0CT-ND</text:a>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85-20PU</text:p>
          </table:table-cell>
          <table:table-cell office:value-type="string" calcext:value-type="string">
            <text:p><text:a xlink:href="https://www.digikey.com/product-detail/en/microchip-technology/ATTINY85-20PU/ATTINY85-20PU-ND/735469" xlink:type="simple">ATTINY85-20PU-ND</text:a>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N</text:p>
          </table:table-cell>
          <table:table-cell office:value-type="string" calcext:value-type="string">
            <text:p><text:a xlink:href="https://www.digikey.com/product-detail/en/texas-instruments/LM386N-4-NOPB/296-43960-5-ND/148192" xlink:type="simple">296-43960-5-ND</text:a></text:p>
          </table:table-cell>
        </table:table-row>
        <table:table-row table:style-name="ro1">
          <table:table-cell office:value-type="string" calcext:value-type="string">
            <text:p>USB1</text:p>
          </table:table-cell>
          <table:table-cell office:value-type="string" calcext:value-type="string">
            <text:p>USB-B-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<text:a xlink:href="https://www.digikey.com/product-detail/en/samtec-inc/USB-B-S-F-B-VT/SAM10374-ND/6679111" xlink:type="simple">SAM10374-ND</text:a>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S-LDR5MM</text:p>
          </table:table-cell>
          <table:table-cell office:value-type="string" calcext:value-type="string">
            <text:p><text:a xlink:href="https://www.digikey.com/products/en?keywords=NSL-5152-ND" xlink:type="simple">NSL-5152-ND</text:a></text:p>
          </table:table-cell>
        </table:table-row>
        <table:table-row table:style-name="ro1">
          <table:table-cell office:value-type="string" calcext:value-type="string">
            <text:p>D2,D1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www.digikey.com/product-detail/en/on-semiconductor/1N4148/1N4148FS-ND/458603" xlink:type="simple">1N4148FS-ND</text:a></text:p>
          </table:table-cell>
        </table:table-row>
        <table:table-row table:style-name="ro1">
          <table:table-cell office:value-type="string" calcext:value-type="string">
            <text:p>C2, C3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<text:a xlink:href="https://www.digikey.com/product-detail/en/vishay-bc-components/K104Z10Y5VF53H5/K104Z10Y5VF53H5-ND/2820536" xlink:type="simple">K104Z10Y5VF53H5-ND</text:a>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10:33:09.190485573</dc:date>
    <meta:editing-duration>PT21M44S</meta:editing-duration>
    <meta:editing-cycles>3</meta:editing-cycles>
    <meta:generator>LibreOffice/6.0.7.3$Linux_X86_64 LibreOffice_project/00m0$Build-3</meta:generator>
    <meta:document-statistic meta:table-count="1" meta:cell-count="80" meta:object-count="0"/>
  </office:meta>
</office:document-meta>
</file>